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language="de" fo:country="DE" officeooo:rsid="0013c1d8" officeooo:paragraph-rsid="0013c1d8" style:font-size-asian="12pt" style:font-size-complex="12pt"/>
    </style:style>
    <style:style style:name="P2" style:family="paragraph" style:parent-style-name="Standard">
      <style:text-properties fo:font-size="12pt" fo:language="de" fo:country="DE" officeooo:rsid="0014c0d1" officeooo:paragraph-rsid="0014c0d1" style:font-size-asian="12pt" style:font-size-complex="12pt"/>
    </style:style>
    <style:style style:name="P3" style:family="paragraph" style:parent-style-name="Standard">
      <style:text-properties fo:font-size="12pt" fo:language="de" fo:country="DE" officeooo:rsid="001634ed" officeooo:paragraph-rsid="001634ed" style:font-size-asian="12pt" style:font-size-complex="12pt"/>
    </style:style>
    <style:style style:name="P4" style:family="paragraph" style:parent-style-name="Standard">
      <style:text-properties fo:font-size="12pt" fo:language="de" fo:country="DE" officeooo:rsid="001b4413" officeooo:paragraph-rsid="001b4413" style:font-size-asian="12pt" style:font-size-complex="12pt"/>
    </style:style>
    <style:style style:name="P5" style:family="paragraph" style:parent-style-name="Standard">
      <style:text-properties fo:font-size="12pt" fo:language="de" fo:country="DE" officeooo:rsid="001bdb74" officeooo:paragraph-rsid="001bdb74" style:font-size-asian="12pt" style:font-size-complex="12pt"/>
    </style:style>
    <style:style style:name="P6" style:family="paragraph" style:parent-style-name="Standard">
      <style:text-properties fo:language="de" fo:country="DE" officeooo:rsid="0016ac38" officeooo:paragraph-rsid="0016ac38"/>
    </style:style>
    <style:style style:name="P7" style:family="paragraph" style:parent-style-name="Standard">
      <style:text-properties fo:language="de" fo:country="DE" officeooo:rsid="00188d82" officeooo:paragraph-rsid="00188d82"/>
    </style:style>
    <style:style style:name="P8" style:family="paragraph" style:parent-style-name="Standard">
      <style:text-properties fo:language="de" fo:country="DE" officeooo:rsid="001b0ddd" officeooo:paragraph-rsid="001b0ddd"/>
    </style:style>
    <style:style style:name="P9" style:family="paragraph" style:parent-style-name="Standard">
      <style:text-properties fo:language="de" fo:country="DE" officeooo:rsid="001b4413" officeooo:paragraph-rsid="001b4413"/>
    </style:style>
    <style:style style:name="P10" style:family="paragraph" style:parent-style-name="Standard">
      <style:text-properties fo:language="de" fo:country="DE" officeooo:rsid="001bdb74" officeooo:paragraph-rsid="001bdb74"/>
    </style:style>
    <style:style style:name="P11" style:family="paragraph" style:parent-style-name="Heading_20_1">
      <style:text-properties fo:language="de" fo:country="DE"/>
    </style:style>
    <style:style style:name="P12" style:family="paragraph" style:parent-style-name="Heading_20_1">
      <style:text-properties fo:language="de" fo:country="DE" officeooo:rsid="001634ed" officeooo:paragraph-rsid="001634ed"/>
    </style:style>
    <style:style style:name="T1" style:family="text">
      <style:text-properties officeooo:rsid="001634ed"/>
    </style:style>
    <style:style style:name="T2" style:family="text">
      <style:text-properties officeooo:rsid="00191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HDD</text:h>
      <text:p text:style-name="P1">- Erfunden 1954 von einem IBM-Team geleitet durch Rey Johnson</text:p>
      <text:p text:style-name="P1">- Wurde in den frühen 1960ern der dominante Sekundärspeicher</text:p>
      <text:p text:style-name="P1">- Non volatile Storage (Speichert Daten unabhängig davon, dass Stron anliegt)</text:p>
      <text:p text:style-name="P1"/>
      <text:p text:style-name="P1">Speichert Daten indem es ferromagnetisches Material auf einer Rotierenden Scheibe magnetisiert und die Übergänge jener Magnetisierung ausließt.</text:p>
      <text:p text:style-name="P1"/>
      <text:p text:style-name="P2">Besteht aus mehreren übereinanderliegenden Platten aus nicht-Magnetischem Material(Keramik, Glass, oft “oberflächenbehandelte Aluminium-Legierung”), welche mit einer kleinen Schicht(10-20nm) Magnetischen Materials überzogen wurden. Zu guter letzt kommt eine Carbon-Schutzschicht.</text:p>
      <text:p text:style-name="P2"/>
      <text:p text:style-name="P2">In modernen <text:span text:style-name="T1">Festplatten gibt es für jede Seite jeder Scheibe einen eigenen Lesekopf.</text:span></text:p>
      <text:p text:style-name="P2"/>
      <text:p text:style-name="P3">Aufgrund der mechanischen und beweglichen Teile sowie der Speicherung über Magnetismus sehr anfällig für äußere Einflüsse wie Vibrationen, Hitze/Kälte oder Magnetfelder.</text:p>
      <text:p text:style-name="P3"/>
      <text:p text:style-name="P4">Verschleiß dursch mechanische Teile und somit nicht unendlich nutzbar.</text:p>
      <text:p text:style-name="P4"/>
      <text:p text:style-name="P5">Leserate: <text:s/>bis ca. 227MB/s</text:p>
      <text:p text:style-name="P5">Schreibrate: bis ca. 160MB/s</text:p>
      <text:h text:style-name="P12" text:outline-level="1">SSD</text:h>
      <text:p text:style-name="P6">Erste Modelle bestanden aus DRAM volatile Speicher, seit 2009 wird aber häufiger NAND Flash Speicher genutzt, welcher non-volatile ist.</text:p>
      <text:p text:style-name="P6"/>
      <text:p text:style-name="P6">Besteht aus dem Speichermodul und einem Controller, welcher die Speicherzugriffe verwaltet. </text:p>
      <text:p text:style-name="P7"/>
      <text:p text:style-name="P8">Durch da fehlen beweglicher Bauteile sind SSDs wesendlicher Robuster als HDDs.</text:p>
      <text:p text:style-name="P7"><text:span text:style-name="T2">Hauptursachen für Ausfälle sind Fehler im Controller oder in der Firmware.</text:span></text:p>
      <text:p text:style-name="P7"/>
      <text:p text:style-name="P8">Schnellere Zugriffszeiten als HDD, da kein Lesekopf bewegt werden muss.</text:p>
      <text:p text:style-name="P8"/>
      <text:p text:style-name="P9">Flashspeicher hat nur begrenzte Schreibvorgänge (100.000 pro Zelle). Dies wurd durchdas <text:s/>„Wear-Leveling“-Verfahren gemanaged.</text:p>
      <text:p text:style-name="P9"/>
      <text:p text:style-name="P10">Leserate: bis 519MB/s</text:p>
      <text:p text:style-name="P10">Schreibrate: bis 490 MB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49:50.114104136</meta:creation-date>
    <dc:date>2017-11-08T16:15:11.396271312</dc:date>
    <meta:editing-duration>PT37M34S</meta:editing-duration>
    <meta:editing-cycles>1</meta:editing-cycles>
    <meta:document-statistic meta:table-count="0" meta:image-count="0" meta:object-count="0" meta:page-count="1" meta:paragraph-count="20" meta:word-count="209" meta:character-count="1624" meta:non-whitespace-character-count="1432"/>
    <meta:generator>LibreOffice/4.2.8.2$Linux_X86_64 LibreOffice_project/420m0$Build-2</meta:generator>
  </office:meta>
</office:document-meta>
</file>